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Garmond1" svg:font-family="Garmond"/>
    <style:font-face style:name="Calibri1" svg:font-family="Calibri" style:font-family-generic="swiss"/>
    <style:font-face style:name="Garmond" svg:font-family="Garmond" style:font-pitch="variable"/>
    <style:font-face style:name="Liberation Sans3" svg:font-family="'Liberation Sans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Liberation Sans1" svg:font-family="'Liberation San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standard">
      <style:graphic-properties svg:stroke-width="0.035cm" svg:stroke-color="#006600" draw:marker-start-width="0.252cm" draw:marker-end-width="0.252cm" draw:fill="none" draw:textarea-horizontal-align="justify" draw:textarea-vertical-align="middle" draw:auto-grow-height="false" fo:min-height="10.224cm" fo:min-width="12.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034cm" fo:min-width="4.8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2cm"/>
    </style:style>
    <style:style style:name="gr5" style:family="graphic" style:parent-style-name="standard">
      <style:graphic-properties draw:stroke="none" draw:fill="none" fo:min-height="0.353cm"/>
    </style:style>
    <style:style style:name="gr6" style:family="graphic" style:parent-style-name="standard">
      <style:graphic-properties draw:stroke="solid" svg:stroke-color="#0066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stroke="solid" svg:stroke-color="#0099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03cm"/>
    </style:style>
    <style:style style:name="gr10" style:family="graphic" style:parent-style-name="standard">
      <style:graphic-properties draw:stroke="solid" svg:stroke-color="#006600" draw:fill="none" draw:fill-color="#ffffff" draw:auto-grow-height="true" draw:auto-grow-width="false" fo:max-height="0cm" fo:min-height="0.703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116cm"/>
    </style:style>
    <style:style style:name="gr12" style:family="graphic" style:parent-style-name="standard">
      <style:graphic-properties draw:stroke="solid" svg:stroke-color="#cc00cc" draw:fill="none" draw:fill-color="#ffffff" draw:auto-grow-height="true" draw:auto-grow-width="false" fo:max-height="0cm" fo:min-height="1.054cm"/>
    </style:style>
    <style:style style:name="gr13" style:family="graphic" style:parent-style-name="standard">
      <style:graphic-properties draw:stroke="none" svg:stroke-color="#cc00cc" draw:fill="none" draw:fill-color="#ffffff" draw:auto-grow-height="true" draw:auto-grow-width="false" fo:max-height="0cm" fo:min-height="0.352cm"/>
    </style:style>
    <style:style style:name="gr14" style:family="graphic" style:parent-style-name="objectwithoutfill">
      <style:graphic-properties draw:marker-end="Symmetric_20_Arrow" draw:marker-end-width="0.3cm" draw:fill="solid" draw:textarea-vertical-align="middle"/>
    </style:style>
    <style:style style:name="gr15" style:family="graphic" style:parent-style-name="objectwithoutfill">
      <style:graphic-properties svg:stroke-color="#cc00cc" draw:marker-end="Symmetric_20_Arrow" draw:marker-end-width="0.3cm" draw:fill="solid" draw:textarea-vertical-align="middle"/>
    </style:style>
    <style:style style:name="gr16" style:family="graphic" style:parent-style-name="standard">
      <style:graphic-properties draw:stroke="none" draw:fill="none" fo:min-height="4.213cm"/>
    </style:style>
    <style:style style:name="gr17" style:family="graphic" style:parent-style-name="standard">
      <style:graphic-properties draw:stroke="none" draw:fill="none" fo:min-height="6.06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svg:stroke-width="0.035cm" svg:stroke-color="#990099" draw:marker-start-width="0.252cm" draw:marker-end-width="0.252cm" draw:fill="none" draw:textarea-horizontal-align="justify" draw:textarea-vertical-align="middle" draw:auto-grow-height="false" fo:min-height="12.544cm" fo:min-width="24.646cm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0.352cm"/>
    </style:style>
    <style:style style:name="gr21" style:family="graphic" style:parent-style-name="standard">
      <style:graphic-properties draw:stroke="solid" svg:stroke-color="#cc00cc" draw:fill="none" draw:fill-color="#ffffff" draw:auto-grow-height="true" draw:auto-grow-width="false" fo:max-height="0cm" fo:min-height="0.512cm"/>
    </style:style>
    <style:style style:name="gr22" style:family="graphic" style:parent-style-name="objectwithoutfill">
      <style:graphic-properties svg:stroke-color="#006600" draw:marker-end="Symmetric_20_Arrow" draw:marker-end-width="0.3cm" draw:fill="solid" draw:textarea-vertical-align="middle"/>
    </style:style>
    <style:style style:name="gr23" style:family="graphic" style:parent-style-name="standard">
      <style:graphic-properties draw:stroke="none" draw:fill="none" fo:min-height="3.072cm"/>
    </style:style>
    <style:style style:name="gr24" style:family="graphic" style:parent-style-name="standard">
      <style:graphic-properties svg:stroke-color="#009900" draw:marker-end="Symmetric_20_Arrow" draw:textarea-vertical-align="middle"/>
    </style:style>
    <style:style style:name="gr25" style:family="graphic" style:parent-style-name="objectwithoutfill">
      <style:graphic-properties svg:stroke-color="#009900" draw:marker-end="Symmetric_20_Arrow" draw:marker-end-width="0.3cm" draw:fill="solid" draw:textarea-vertical-align="middle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2.256cm"/>
    </style:style>
    <style:style style:name="gr28" style:family="graphic" style:parent-style-name="standard">
      <style:graphic-properties draw:stroke="none" draw:fill="none" fo:min-height="0.512cm"/>
    </style:style>
    <style:style style:name="gr29" style:family="graphic" style:parent-style-name="standard">
      <style:graphic-properties draw:stroke="none" draw:fill="none" fo:min-height="1.054cm"/>
    </style:style>
    <style:style style:name="gr30" style:family="graphic" style:parent-style-name="standard">
      <style:graphic-properties draw:stroke="none" draw:fill="none" fo:min-height="1.405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2.51cm"/>
    </style:style>
    <style:style style:name="gr32" style:family="graphic" style:parent-style-name="standard">
      <style:graphic-properties draw:stroke="none" draw:fill="none" fo:min-height="2.107cm"/>
    </style:style>
    <style:style style:name="gr33" style:family="graphic" style:parent-style-name="standard">
      <style:graphic-properties draw:stroke="none" draw:fill="none" fo:min-height="5.61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5" style:family="graphic" style:parent-style-name="objectwithoutfill">
      <style:graphic-properties draw:fill="solid" draw:textarea-vertical-align="middle"/>
    </style:style>
    <style:style style:name="gr36" style:family="graphic" style:parent-style-name="standard">
      <style:graphic-properties draw:stroke="none" draw:fill="none" fo:min-height="2.646cm"/>
    </style:style>
    <style:style style:name="gr37" style:family="graphic" style:parent-style-name="standard">
      <style:graphic-properties draw:opacity="13%" draw:textarea-horizontal-align="justify" draw:textarea-vertical-align="middle" draw:auto-grow-height="false" fo:min-height="0.766cm" fo:min-width="1.038cm"/>
    </style:style>
    <style:style style:name="gr38" style:family="graphic" style:parent-style-name="standard">
      <style:graphic-properties draw:opacity="13%" draw:textarea-horizontal-align="justify" draw:textarea-vertical-align="middle" draw:auto-grow-height="false" fo:min-height="0.685cm" fo:min-width="1.278cm"/>
    </style:style>
    <style:style style:name="gr39" style:family="graphic" style:parent-style-name="standard">
      <style:graphic-properties draw:stroke="none" draw:fill="none" fo:min-height="0.766cm"/>
    </style:style>
    <style:style style:name="gr40" style:family="graphic" style:parent-style-name="standard">
      <style:graphic-properties draw:fill-color="#9900ff" draw:opacity="26%" draw:textarea-horizontal-align="justify" draw:textarea-vertical-align="middle" draw:auto-grow-height="false" fo:min-height="0.204cm" fo:min-width="3.184cm"/>
    </style:style>
    <style:style style:name="gr41" style:family="graphic" style:parent-style-name="standard">
      <style:graphic-properties draw:stroke="none" draw:fill="none" fo:min-height="2.251cm"/>
    </style:style>
    <style:style style:name="gr42" style:family="graphic" style:parent-style-name="standard">
      <style:graphic-properties svg:stroke-width="0.035cm" svg:stroke-color="#330099" draw:marker-start-width="0.252cm" draw:marker-end-width="0.252cm" draw:fill-color="#330099" draw:opacity="0%" draw:textarea-horizontal-align="justify" draw:textarea-vertical-align="middle" draw:auto-grow-height="false" fo:min-height="6.574cm" fo:min-width="6.578cm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="none" fo:min-height="1.369cm"/>
    </style:style>
    <style:style style:name="gr44" style:family="graphic" style:parent-style-name="standard">
      <style:graphic-properties draw:stroke="none" draw:fill="none" fo:min-height="1.528cm"/>
    </style:style>
    <style:style style:name="gr45" style:family="graphic" style:parent-style-name="standard">
      <style:graphic-properties draw:stroke="none" draw:fill="none" fo:min-height="2.495cm"/>
    </style:style>
    <style:style style:name="gr4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7.673cm" fo:min-width="4.8cm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0.352cm"/>
    </style:style>
    <style:style style:name="gr48" style:family="graphic" style:parent-style-name="standard">
      <style:graphic-properties draw:stroke="none" draw:fill="none" fo:min-height="0.738cm"/>
    </style:style>
    <style:style style:name="gr49" style:family="graphic" style:parent-style-name="standard">
      <style:graphic-properties draw:stroke="none" draw:fill="none" fo:min-height="4.91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style:font-name="CloisterBlack B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style:font-name="Calibri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 draw:fill-color="#ffffff"/>
      <style:text-properties style:font-name="CloisterBlack BT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opacity="13%"/>
      <style:paragraph-properties fo:text-align="center"/>
    </style:style>
    <style:style style:name="P16" style:family="paragraph">
      <loext:graphic-properties draw:fill-color="#9900ff" draw:opacity="26%"/>
      <style:paragraph-properties fo:text-align="center"/>
    </style:style>
    <style:style style:name="P17" style:family="paragraph">
      <loext:graphic-properties draw:fill-color="#330099" draw:opacity="0%"/>
      <style:paragraph-properties fo:text-align="center"/>
    </style:style>
    <style:style style:name="T1" style:family="text">
      <style:text-properties style:font-name="CloisterBlack BT"/>
    </style:style>
    <style:style style:name="T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CloisterBlack BT" fo:font-size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letter-kerning="true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libri" fo:font-size="10pt" style:font-name-asian="Calibri1" style:font-size-asian="10pt" style:font-name-complex="Calibri1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Garmond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702cm" svg:height="0.988cm" svg:x="8.149cm" svg:y="1.016cm">
          <draw:text-box>
            <text:p><text:span text:style-name="T1">Ondes – close-up of Voice and Channel Components</text:span></text:p>
          </draw:text-box>
        </draw:frame>
        <draw:custom-shape draw:style-name="gr2" draw:text-style-name="P2" draw:layer="layout" svg:width="12.954cm" svg:height="10.508cm" svg:x="2.286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4.318cm" svg:x="5.588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72cm" svg:height="0.602cm" svg:x="2.032cm" svg:y="3.302cm">
          <draw:text-box>
            <text:p><text:span text:style-name="T2">Channel</text:span></text:p>
          </draw:text-box>
        </draw:frame>
        <draw:frame draw:style-name="gr5" draw:text-style-name="P4" draw:layer="layout" svg:width="1.937cm" svg:height="0.603cm" svg:x="8.257cm" svg:y="8.37cm">
          <draw:text-box>
            <text:p><text:span text:style-name="T3">reset()</text:span></text:p>
          </draw:text-box>
        </draw:frame>
        <draw:frame draw:style-name="gr4" draw:text-style-name="P3" draw:layer="layout" svg:width="4.572cm" svg:height="0.602cm" svg:x="5.334cm" svg:y="4.064cm">
          <draw:text-box>
            <text:p><text:span text:style-name="T2">Voice</text:span></text:p>
          </draw:text-box>
        </draw:frame>
        <draw:frame draw:style-name="gr4" draw:text-style-name="P5" draw:layer="layout" svg:width="1.778cm" svg:height="0.602cm" svg:x="10.922cm" svg:y="7.764cm">
          <draw:text-box>
            <text:p><text:span text:style-name="T4">Channel</text:span></text:p>
          </draw:text-box>
        </draw:frame>
        <draw:frame draw:style-name="gr6" draw:text-style-name="P6" xml:id="id1" draw:id="id1" draw:layer="layout" svg:width="1.27cm" svg:height="1.016cm" svg:x="2.54cm" svg:y="7.874cm">
          <draw:text-box>
            <text:p><text:span text:style-name="T3">LFO</text:span></text:p>
          </draw:text-box>
        </draw:frame>
        <draw:frame draw:style-name="gr7" draw:text-style-name="P6" xml:id="id7" draw:id="id7" draw:layer="layout" svg:width="1.27cm" svg:height="1.016cm" svg:x="12.7cm" svg:y="7.857cm">
          <draw:text-box>
            <text:p><text:span text:style-name="T3">Echo</text:span></text:p>
          </draw:text-box>
        </draw:frame>
        <draw:frame draw:style-name="gr8" draw:text-style-name="P6" xml:id="id2" draw:id="id2" draw:layer="layout" svg:width="1.27cm" svg:height="1.016cm" svg:x="6.35cm" svg:y="5.08cm">
          <draw:text-box>
            <text:p><text:span text:style-name="T3">OSC1</text:span></text:p>
          </draw:text-box>
        </draw:frame>
        <draw:frame draw:style-name="gr9" draw:text-style-name="P6" draw:layer="layout" svg:width="1.778cm" svg:height="0.953cm" svg:x="5.842cm" svg:y="6.571cm">
          <draw:text-box>
            <text:p><text:span text:style-name="T3">Channel inputs</text:span></text:p>
          </draw:text-box>
        </draw:frame>
        <draw:frame draw:style-name="gr9" draw:text-style-name="P6" draw:layer="layout" svg:width="1.778cm" svg:height="0.953cm" svg:x="5.842cm" svg:y="6.572cm">
          <draw:text-box>
            <text:p><text:span text:style-name="T3">Channel inputs</text:span></text:p>
          </draw:text-box>
        </draw:frame>
        <draw:frame draw:style-name="gr10" draw:text-style-name="P6" draw:layer="layout" svg:width="2.54cm" svg:height="0.953cm" svg:x="2.794cm" svg:y="12.414cm">
          <draw:text-box>
            <text:p><text:span text:style-name="T3">Wired int supplier pool</text:span></text:p>
          </draw:text-box>
        </draw:frame>
        <draw:frame draw:style-name="gr9" draw:text-style-name="P6" draw:layer="layout" svg:width="2.54cm" svg:height="0.953cm" svg:x="5.842cm" svg:y="7.683cm">
          <draw:text-box>
            <text:p><text:span text:style-name="T3">Wired int supplier pool</text:span></text:p>
          </draw:text-box>
        </draw:frame>
        <draw:frame draw:style-name="gr5" draw:text-style-name="P4" draw:layer="layout" svg:width="1.937cm" svg:height="0.603cm" svg:x="2.794cm" svg:y="13.367cm">
          <draw:text-box>
            <text:p><text:span text:style-name="T3">reset()</text:span></text:p>
          </draw:text-box>
        </draw:frame>
        <draw:frame draw:style-name="gr11" draw:text-style-name="P6" xml:id="id9" draw:id="id9" draw:layer="layout" svg:width="1.778cm" svg:height="1.366cm" svg:x="8.89cm" svg:y="6.762cm">
          <draw:text-box>
            <text:p><text:span text:style-name="T3">Junction (voice “main”)</text:span></text:p>
          </draw:text-box>
        </draw:frame>
        <draw:frame draw:style-name="gr12" draw:text-style-name="P6" xml:id="id4" draw:id="id4" draw:layer="layout" svg:width="2.286cm" svg:height="1.304cm" svg:x="15.748cm" svg:y="7.713cm">
          <draw:text-box>
            <text:p><text:span text:style-name="T5">Limiter</text:span></text:p>
            <text:p><text:span text:style-name="T3">(channel “main”)</text:span></text:p>
          </draw:text-box>
        </draw:frame>
        <draw:frame draw:style-name="gr12" draw:text-style-name="P6" xml:id="id5" draw:id="id5" draw:layer="layout" svg:width="1.524cm" svg:height="1.304cm" svg:x="18.542cm" svg:y="7.713cm">
          <draw:text-box>
            <text:p><text:span text:style-name="T3">Mono Main Mix</text:span></text:p>
          </draw:text-box>
        </draw:frame>
        <draw:frame draw:style-name="gr13" draw:text-style-name="P3" draw:layer="layout" svg:width="2.032cm" svg:height="0.602cm" svg:x="5.334cm" svg:y="8.89cm">
          <draw:text-box>
            <text:p><text:span text:style-name="T2">Voice</text:span></text:p>
          </draw:text-box>
        </draw:frame>
        <draw:connector draw:style-name="gr14" draw:text-style-name="P7" draw:layer="layout" draw:line-skew="0.254cm" svg:x1="3.81cm" svg:y1="8.382cm" svg:x2="6.35cm" svg:y2="5.588cm" draw:start-shape="id1" draw:start-glue-point="1" draw:end-shape="id2" draw:end-glue-point="3" svg:d="M3810 8382h1524v-2794h1016" svg:viewBox="0 0 2541 2795">
          <text:p/>
        </draw:connector>
        <draw:connector draw:style-name="gr14" draw:text-style-name="P7" draw:layer="layout" draw:line-skew="0.254cm" svg:x1="3.81cm" svg:y1="8.382cm" svg:x2="6.35cm" svg:y2="10.508cm" draw:start-shape="id1" draw:start-glue-point="1" draw:end-shape="id3" draw:end-glue-point="3" svg:d="M3810 8382h1524v2126h1016" svg:viewBox="0 0 2541 2127">
          <text:p/>
        </draw:connector>
        <draw:frame draw:style-name="gr5" draw:text-style-name="P8" draw:layer="layout" svg:width="1.429cm" svg:height="0.603cm" svg:x="4.159cm" svg:y="7.62cm">
          <draw:text-box>
            <text:p><text:span text:style-name="T4">Voice</text:span></text:p>
          </draw:text-box>
        </draw:frame>
        <draw:connector draw:style-name="gr15" draw:text-style-name="P7" draw:layer="layout" svg:x1="18.034cm" svg:y1="8.365cm" svg:x2="18.542cm" svg:y2="8.365cm" draw:start-shape="id4" draw:start-glue-point="1" draw:end-shape="id5" draw:end-glue-point="3" svg:d="M18034 8365h508" svg:viewBox="0 0 509 1">
          <text:p/>
        </draw:connector>
        <draw:frame draw:style-name="gr16" draw:text-style-name="P4" draw:layer="layout" svg:width="10.414cm" svg:height="4.463cm" svg:x="16.256cm" svg:y="2.286cm">
          <draw:text-box>
            <text:p><text:span text:style-name="T3">Components may exist in both the </text:span><text:span text:style-name="T2">Voice</text:span><text:span text:style-name="T3"> and </text:span><text:span text:style-name="T2">Channel</text:span><text:span text:style-name="T3"> contexts. The Channel context manages all of the voices on a given MIDI channel. </text:span></text:p>
            <text:p><text:span text:style-name="T3"/></text:p>
            <text:p><text:span text:style-name="T3">The “wires” are technically drawn backwards (see next slide). </text:span></text:p>
            <text:p><text:span text:style-name="T3"/></text:p>
            <text:p><text:span text:style-name="T3">They each have a ‘visited’ flag that needs to be reset for every sample, by calling</text:span></text:p>
            <text:p><text:span text:style-name="T3"/></text:p>
            <text:p><text:span text:style-name="T2">WiredIntSupplierPool.reset()</text:span></text:p>
            <text:p><text:span text:style-name="T2"/></text:p>
            <text:p><text:span text:style-name="T6">These pools are kept in both the </text:span><text:span text:style-name="T2">Voice</text:span><text:span text:style-name="T6"> and </text:span><text:span text:style-name="T2">Channel</text:span><text:span text:style-name="T6"> contexts.</text:span></text:p>
            <text:p><text:span text:style-name="T6"/></text:p>
          </draw:text-box>
        </draw:frame>
        <draw:frame draw:style-name="gr17" draw:text-style-name="P4" draw:layer="layout" svg:width="10.414cm" svg:height="6.312cm" svg:x="16.256cm" svg:y="8.89cm">
          <draw:text-box>
            <text:p><text:span text:style-name="T6"/></text:p>
            <text:p><text:span text:style-name="T6">“</text:span><text:span text:style-name="T2">Wires</text:span><text:span text:style-name="T6">” internally to other Voice Components and to outputs from Channel components to Voice inputs are kept in the </text:span><text:span text:style-name="T2">Voice</text:span><text:span text:style-name="T6">. </text:span></text:p>
            <text:p><text:span text:style-name="T6"/></text:p>
            <text:p><text:span text:style-name="T5">Wires from Channel</text:span><text:span text:style-name="T7">→</text:span><text:span text:style-name="T5">Channel Components, and from Voice </text:span><text:span text:style-name="T8">→ </text:span><text:span text:style-name="T6">Channel Components are kept in the </text:span><text:span text:style-name="T2">Channel</text:span><text:span text:style-name="T6">. </text:span></text:p>
            <text:p><text:span text:style-name="T6"/></text:p>
            <text:p><text:span text:style-name="T6">Voice </text:span><text:span text:style-name="T8">→</text:span><text:span text:style-name="T6"> Channel connections must be removed when the voice goes inactive, and re-added when it activates again. The </text:span><text:span text:style-name="T2">pause()</text:span><text:span text:style-name="T6"> and </text:span><text:span text:style-name="T2">resume()</text:span><text:span text:style-name="T6"> functions are in charge of that.</text:span></text:p>
            <text:p><text:span text:style-name="T6"/></text:p>
            <text:p><text:span text:style-name="T6">The Voice tracks the Voice</text:span><text:span text:style-name="T8">→</text:span><text:span text:style-name="T6">Channel connections in a list of </text:span><text:span text:style-name="T2">ChannelInputs</text:span><text:span text:style-name="T6">, which pair from the Voice Component’s output to a Channel Component. </text:span></text:p>
            <text:p><text:span text:style-name="T6"/></text:p>
          </draw:text-box>
        </draw:frame>
        <draw:frame draw:style-name="gr18" draw:text-style-name="P9" draw:layer="layout" svg:width="3.048cm" svg:height="0.962cm" svg:x="6.858cm" svg:y="13.356cm">
          <draw:text-box>
            <text:p>… </text:p>
          </draw:text-box>
        </draw:frame>
        <draw:custom-shape draw:style-name="gr19" draw:text-style-name="P2" draw:layer="layout" svg:width="25.146cm" svg:height="12.794cm" svg:x="1.778cm" svg:y="1.938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2.794cm" svg:height="0.602cm" svg:x="1.778cm" svg:y="1.27cm">
          <draw:text-box>
            <text:p><text:span text:style-name="T2">OndeSynth</text:span></text:p>
          </draw:text-box>
        </draw:frame>
        <draw:frame draw:style-name="gr21" draw:text-style-name="P6" xml:id="id6" draw:id="id6" draw:layer="layout" svg:width="2.54cm" svg:height="0.762cm" svg:x="2.794cm" svg:y="2.286cm">
          <draw:text-box>
            <text:p><text:span text:style-name="T3">Phase Clocks</text:span></text:p>
          </draw:text-box>
        </draw:frame>
        <draw:connector draw:style-name="gr15" draw:text-style-name="P7" draw:layer="layout" svg:x1="4.064cm" svg:y1="3.048cm" svg:x2="6.985cm" svg:y2="5.08cm" draw:start-shape="id6" draw:start-glue-point="2" draw:end-shape="id2" draw:end-glue-point="0" svg:d="M4064 3048v1016h2921v1016" svg:viewBox="0 0 2922 2033">
          <text:p/>
        </draw:connector>
        <draw:connector draw:style-name="gr15" draw:text-style-name="P7" draw:layer="layout" draw:line-skew="3.128cm" svg:x1="4.064cm" svg:y1="3.048cm" svg:x2="6.985cm" svg:y2="10cm" draw:start-shape="id6" draw:start-glue-point="2" draw:end-shape="id3" draw:end-glue-point="0" svg:d="M4064 3048v6604h2921v348" svg:viewBox="0 0 2922 6953">
          <text:p/>
        </draw:connector>
        <draw:connector draw:style-name="gr15" draw:text-style-name="P7" draw:layer="layout" svg:x1="4.064cm" svg:y1="3.048cm" svg:x2="3.175cm" svg:y2="7.874cm" draw:start-shape="id6" draw:start-glue-point="2" draw:end-shape="id1" draw:end-glue-point="0" svg:d="M4064 3048v2413h-889v2413" svg:viewBox="0 0 890 4827">
          <text:p/>
        </draw:connector>
        <draw:connector draw:style-name="gr22" draw:text-style-name="P7" draw:layer="layout" svg:x1="7.366cm" svg:y1="2.907cm" svg:x2="8.636cm" svg:y2="2.907cm" svg:d="M7366 2907h1270" svg:viewBox="0 0 1271 1">
          <text:p/>
        </draw:connector>
        <draw:connector draw:style-name="gr15" draw:text-style-name="P7" draw:layer="layout" svg:x1="7.366cm" svg:y1="3.509cm" svg:x2="8.636cm" svg:y2="3.509cm" svg:d="M7366 3509h1270" svg:viewBox="0 0 1271 1">
          <text:p/>
        </draw:connector>
        <draw:connector draw:style-name="gr14" draw:text-style-name="P7" draw:layer="layout" svg:x1="7.366cm" svg:y1="2.305cm" svg:x2="8.636cm" svg:y2="2.305cm" svg:d="M7366 2305h1270" svg:viewBox="0 0 1271 1">
          <text:p/>
        </draw:connector>
        <draw:frame draw:style-name="gr20" draw:text-style-name="P4" draw:layer="layout" svg:width="6.001cm" svg:height="0.602cm" svg:x="8.731cm" svg:y="2.004cm">
          <draw:text-box>
            <text:p><text:span text:style-name="T3">Blue wires – Voice context</text:span></text:p>
          </draw:text-box>
        </draw:frame>
        <draw:frame draw:style-name="gr20" draw:text-style-name="P4" draw:layer="layout" svg:width="6.001cm" svg:height="0.602cm" svg:x="8.636cm" svg:y="2.606cm">
          <draw:text-box>
            <text:p><text:span text:style-name="T3">Green wires – Channel context</text:span></text:p>
          </draw:text-box>
        </draw:frame>
        <draw:frame draw:style-name="gr20" draw:text-style-name="P4" draw:layer="layout" svg:width="7.112cm" svg:height="0.602cm" svg:x="8.636cm" svg:y="3.208cm">
          <draw:text-box>
            <text:p><text:span text:style-name="T3">Magenta wires – Synth (global) context</text:span></text:p>
          </draw:text-box>
        </draw:frame>
        <draw:frame draw:style-name="gr23" draw:text-style-name="P4" draw:layer="layout" svg:width="6.096cm" svg:height="3.322cm" svg:x="20.574cm" svg:y="6.076cm">
          <draw:text-box>
            <text:p><text:span text:style-name="T6"/></text:p>
            <text:p><text:span text:style-name="T6">The Phase Clocks live in the </text:span><text:span text:style-name="T2">Synth</text:span><text:span text:style-name="T6"> context. The main loop advances these for each sample. When an oscillator goes dormant, it removes its phase clock from the Global collection, and on reactivation must add it in again. <text:s/></text:span></text:p>
          </draw:text-box>
        </draw:frame>
        <draw:connector draw:style-name="gr24" draw:text-style-name="P10" draw:layer="layout" draw:line-skew="-1.524cm" svg:x1="7.62cm" svg:y1="5.588cm" svg:x2="12.7cm" svg:y2="8.365cm" draw:start-shape="id2" draw:start-glue-point="1" draw:end-shape="id7" draw:end-glue-point="3" svg:d="M7620 5588h1016v2777h4064" svg:viewBox="0 0 5081 2778">
          <text:p/>
        </draw:connector>
        <draw:connector draw:style-name="gr14" draw:text-style-name="P7" draw:layer="layout" svg:x1="13.97cm" svg:y1="8.365cm" svg:x2="15.748cm" svg:y2="8.365cm" draw:start-shape="id7" draw:start-glue-point="1" draw:end-shape="id4" draw:end-glue-point="3" svg:d="M13970 8365h1778" svg:viewBox="0 0 1779 1">
          <text:p/>
        </draw:connector>
        <draw:frame draw:style-name="gr8" draw:text-style-name="P6" xml:id="id8" draw:id="id8" draw:layer="layout" svg:width="1.27cm" svg:height="1.016cm" svg:x="9.144cm" svg:y="5.08cm">
          <draw:text-box>
            <text:p><text:span text:style-name="T3">OSC2</text:span></text:p>
          </draw:text-box>
        </draw:frame>
        <draw:connector draw:style-name="gr14" draw:text-style-name="P7" draw:layer="layout" svg:x1="9.779cm" svg:y1="6.096cm" svg:x2="9.779cm" svg:y2="6.762cm" draw:start-shape="id8" draw:start-glue-point="2" draw:end-shape="id9" draw:end-glue-point="0" svg:d="M9779 6096v666" svg:viewBox="0 0 1 667">
          <text:p/>
        </draw:connector>
        <draw:connector draw:style-name="gr15" draw:text-style-name="P7" draw:layer="layout" draw:line-skew="1.524cm" svg:x1="10.668cm" svg:y1="7.445cm" svg:x2="15.748cm" svg:y2="8.365cm" draw:start-shape="id9" draw:start-glue-point="1" draw:end-shape="id4" draw:end-glue-point="3" svg:d="M10668 7445h4064v920h1016" svg:viewBox="0 0 5081 921">
          <text:p/>
        </draw:connector>
        <draw:custom-shape draw:style-name="gr3" draw:text-style-name="P2" draw:layer="layout" svg:width="5.334cm" svg:height="4.318cm" svg:x="5.588cm" svg:y="9.49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37cm" svg:height="0.603cm" svg:x="8.257cm" svg:y="13.29cm">
          <draw:text-box>
            <text:p><text:span text:style-name="T3">reset()</text:span></text:p>
          </draw:text-box>
        </draw:frame>
        <draw:frame draw:style-name="gr8" draw:text-style-name="P6" xml:id="id3" draw:id="id3" draw:layer="layout" svg:width="1.27cm" svg:height="1.016cm" svg:x="6.35cm" svg:y="10cm">
          <draw:text-box>
            <text:p><text:span text:style-name="T3">OSC1</text:span></text:p>
          </draw:text-box>
        </draw:frame>
        <draw:frame draw:style-name="gr9" draw:text-style-name="P6" draw:layer="layout" svg:width="1.778cm" svg:height="0.953cm" svg:x="5.842cm" svg:y="11.491cm">
          <draw:text-box>
            <text:p><text:span text:style-name="T3">Channel inputs</text:span></text:p>
          </draw:text-box>
        </draw:frame>
        <draw:frame draw:style-name="gr9" draw:text-style-name="P6" draw:layer="layout" svg:width="1.778cm" svg:height="0.953cm" svg:x="5.842cm" svg:y="11.492cm">
          <draw:text-box>
            <text:p><text:span text:style-name="T3">Channel inputs</text:span></text:p>
          </draw:text-box>
        </draw:frame>
        <draw:frame draw:style-name="gr9" draw:text-style-name="P6" draw:layer="layout" svg:width="2.54cm" svg:height="0.953cm" svg:x="5.842cm" svg:y="12.603cm">
          <draw:text-box>
            <text:p><text:span text:style-name="T3">Wired int supplier pool</text:span></text:p>
          </draw:text-box>
        </draw:frame>
        <draw:frame draw:style-name="gr11" draw:text-style-name="P6" xml:id="id11" draw:id="id11" draw:layer="layout" svg:width="1.778cm" svg:height="1.366cm" svg:x="8.89cm" svg:y="11.682cm">
          <draw:text-box>
            <text:p><text:span text:style-name="T3">Junction (voice “main”)</text:span></text:p>
          </draw:text-box>
        </draw:frame>
        <draw:frame draw:style-name="gr8" draw:text-style-name="P6" xml:id="id10" draw:id="id10" draw:layer="layout" svg:width="1.27cm" svg:height="1.016cm" svg:x="9.144cm" svg:y="10cm">
          <draw:text-box>
            <text:p><text:span text:style-name="T3">OSC2</text:span></text:p>
          </draw:text-box>
        </draw:frame>
        <draw:connector draw:style-name="gr14" draw:text-style-name="P7" draw:layer="layout" svg:x1="9.779cm" svg:y1="11.016cm" svg:x2="9.779cm" svg:y2="11.682cm" draw:start-shape="id10" draw:start-glue-point="2" draw:end-shape="id11" draw:end-glue-point="0" svg:d="M9779 11016v666" svg:viewBox="0 0 1 667">
          <text:p/>
        </draw:connector>
        <draw:connector draw:style-name="gr15" draw:text-style-name="P7" draw:layer="layout" draw:line-skew="1.524cm" svg:x1="10.668cm" svg:y1="12.365cm" svg:x2="15.748cm" svg:y2="8.365cm" draw:start-shape="id11" draw:start-glue-point="1" draw:end-shape="id4" draw:end-glue-point="3" svg:d="M10668 12365h4064v-4000h1016" svg:viewBox="0 0 5081 4001">
          <text:p/>
        </draw:connector>
        <draw:connector draw:style-name="gr25" draw:text-style-name="P7" draw:layer="layout" draw:line-skew="-1.524cm" svg:x1="7.62cm" svg:y1="10.508cm" svg:x2="12.7cm" svg:y2="8.365cm" draw:start-shape="id3" draw:start-glue-point="1" draw:end-shape="id7" draw:end-glue-point="3" svg:d="M7620 10508h1016v-2143h4064" svg:viewBox="0 0 5081 2144">
          <text:p/>
        </draw:connector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7" draw:text-style-name="P6" draw:layer="layout" svg:width="3.556cm" svg:height="2.506cm" svg:x="13.811cm" svg:y="3.844cm">
          <draw:text-box>
            <text:p><text:span text:style-name="T3">LFO</text:span></text:p>
          </draw:text-box>
        </draw:frame>
        <draw:frame draw:style-name="gr20" draw:text-style-name="P12" xml:id="id13" draw:id="id13" draw:layer="layout" svg:width="2.794cm" svg:height="0.602cm" svg:x="14.065cm" svg:y="4.432cm">
          <draw:text-box>
            <text:p><text:span text:style-name="T3">currentValue()</text:span></text:p>
          </draw:text-box>
        </draw:frame>
        <draw:frame draw:style-name="gr27" draw:text-style-name="P6" draw:layer="layout" svg:width="5.08cm" svg:height="2.506cm" svg:x="18.383cm" svg:y="3.844cm">
          <draw:text-box>
            <text:p><text:span text:style-name="T3">OSC</text:span></text:p>
          </draw:text-box>
        </draw:frame>
        <draw:frame draw:style-name="gr28" draw:text-style-name="P12" xml:id="id12" draw:id="id12" draw:layer="layout" svg:width="5.239cm" svg:height="0.762cm" svg:x="18.637cm" svg:y="4.352cm">
          <draw:text-box>
            <text:p><text:span text:style-name="T3">List&lt;WiredIntSupplier&gt; inputs</text:span></text:p>
          </draw:text-box>
        </draw:frame>
        <draw:frame draw:style-name="gr29" draw:text-style-name="P12" draw:layer="layout" svg:width="4.985cm" svg:height="1.304cm" svg:x="13.811cm" svg:y="2.32cm">
          <draw:text-box>
            <text:p><text:span text:style-name="T3">When the voice is inactive, OSC’s output never is polled, so it never calls currentValue()</text:span></text:p>
          </draw:text-box>
        </draw:frame>
        <draw:connector draw:style-name="gr14" draw:text-style-name="P7" draw:layer="layout" svg:x1="18.637cm" svg:y1="4.733cm" svg:x2="16.859cm" svg:y2="4.733cm" draw:start-shape="id12" draw:start-glue-point="3" draw:end-shape="id13" draw:end-glue-point="1" svg:d="M18637 4733h-1778" svg:viewBox="0 0 1779 1">
          <text:p/>
        </draw:connector>
        <draw:frame draw:style-name="gr30" draw:text-style-name="P12" draw:layer="layout" svg:width="5.842cm" svg:height="1.655cm" svg:x="18.862cm" svg:y="2.236cm">
          <draw:text-box>
            <text:p><text:span text:style-name="T3">Therefore, these connections (at the Voice level, from a Channel output to a Voice input) can remain when the voice is inactive.</text:span></text:p>
          </draw:text-box>
        </draw:frame>
        <draw:frame draw:style-name="gr31" draw:text-style-name="P6" draw:layer="layout" svg:width="3.556cm" svg:height="2.76cm" svg:x="13.811cm" svg:y="10.956cm">
          <draw:text-box>
            <text:p><text:span text:style-name="T3">Junction</text:span></text:p>
          </draw:text-box>
        </draw:frame>
        <draw:frame draw:style-name="gr20" draw:text-style-name="P12" xml:id="id15" draw:id="id15" draw:layer="layout" svg:width="2.794cm" svg:height="0.602cm" svg:x="14.065cm" svg:y="11.544cm">
          <draw:text-box>
            <text:p><text:span text:style-name="T3">currentValue()</text:span></text:p>
          </draw:text-box>
        </draw:frame>
        <draw:frame draw:style-name="gr31" draw:text-style-name="P6" draw:layer="layout" svg:width="5.08cm" svg:height="2.76cm" svg:x="18.383cm" svg:y="10.956cm">
          <draw:text-box>
            <text:p><text:span text:style-name="T3">Echo</text:span></text:p>
          </draw:text-box>
        </draw:frame>
        <draw:frame draw:style-name="gr28" draw:text-style-name="P12" xml:id="id14" draw:id="id14" draw:layer="layout" svg:width="5.239cm" svg:height="0.762cm" svg:x="18.637cm" svg:y="11.464cm">
          <draw:text-box>
            <text:p><text:span text:style-name="T3">List&lt;WiredIntSupplier&gt; inputs</text:span></text:p>
          </draw:text-box>
        </draw:frame>
        <draw:frame draw:style-name="gr32" draw:text-style-name="P12" draw:layer="layout" svg:width="8.636cm" svg:height="2.357cm" svg:x="13.462cm" svg:y="8.311cm">
          <draw:text-box>
            <text:p><text:span text:style-name="T3">This connection activates the voice, so it must be removed to deactivate the voice. The Voice remembers it in </text:span><text:span text:style-name="T2">channelnputs</text:span><text:span text:style-name="T3">, and must:</text:span></text:p>
            <text:p><text:span text:style-name="T3"><text:s/></text:span></text:p>
            <text:list text:style-name="L1">
              <text:list-item>
                <text:p><text:span text:style-name="T3">disconnect on </text:span><text:span text:style-name="T2">pause()</text:span><text:span text:style-name="T6"> and </text:span></text:p>
              </text:list-item>
              <text:list-item>
                <text:p><text:span text:style-name="T3">reconnect on </text:span><text:span text:style-name="T2">resume</text:span><text:span text:style-name="T3">() </text:span></text:p>
              </text:list-item>
            </text:list>
          </draw:text-box>
        </draw:frame>
        <draw:connector draw:style-name="gr14" draw:text-style-name="P7" draw:layer="layout" svg:x1="18.637cm" svg:y1="11.845cm" svg:x2="16.859cm" svg:y2="11.845cm" draw:start-shape="id14" draw:start-glue-point="3" draw:end-shape="id15" draw:end-glue-point="1" svg:d="M18637 11845h-1778" svg:viewBox="0 0 1779 1">
          <text:p/>
        </draw:connector>
        <draw:frame draw:style-name="gr5" draw:text-style-name="P12" draw:layer="layout" svg:width="1.937cm" svg:height="0.603cm" svg:x="14.315cm" svg:y="5.656cm">
          <draw:text-box>
            <text:p><text:span text:style-name="T3">Channel</text:span></text:p>
          </draw:text-box>
        </draw:frame>
        <draw:frame draw:style-name="gr5" draw:text-style-name="P12" draw:layer="layout" svg:width="1.937cm" svg:height="0.603cm" svg:x="18.891cm" svg:y="5.588cm">
          <draw:text-box>
            <text:p><text:span text:style-name="T3">Voice</text:span></text:p>
          </draw:text-box>
        </draw:frame>
        <draw:frame draw:style-name="gr5" draw:text-style-name="P12" draw:layer="layout" svg:width="1.937cm" svg:height="0.603cm" svg:x="18.637cm" svg:y="12.859cm">
          <draw:text-box>
            <text:p><text:span text:style-name="T3">Channel</text:span></text:p>
          </draw:text-box>
        </draw:frame>
        <draw:frame draw:style-name="gr5" draw:text-style-name="P12" draw:layer="layout" svg:width="1.937cm" svg:height="0.603cm" svg:x="14.224cm" svg:y="12.954cm">
          <draw:text-box>
            <text:p><text:span text:style-name="T3">Voice</text:span></text:p>
          </draw:text-box>
        </draw:frame>
        <draw:frame draw:style-name="gr33" draw:text-style-name="P12" draw:layer="layout" svg:width="7.431cm" svg:height="5.867cm" svg:x="2.475cm" svg:y="2.432cm">
          <draw:text-box>
            <text:p><text:span text:style-name="T3">The arrow is technically backwards on the previous slide. When the “output” of LFO is connected to the “input” of OSC, it means that OSC has a Lambda in its List (</text:span><text:span text:style-name="T2">inputs</text:span><text:span text:style-name="T3">) that will return the current value of the LFO. <text:s/></text:span></text:p>
            <text:p><text:span text:style-name="T3"/></text:p>
            <text:p><text:span text:style-name="T3">The voice is thus a directed (possibly cyclic) Graph starting with the Main Mix, going backwards from the perspective of common audio circuitry. The Mixer pulls rather than the sound generators pushing. <text:s text:c="2"/></text:span></text:p>
            <text:p><text:span text:style-name="T3"/></text:p>
            <text:p><text:span text:style-name="T3">Because it can be cyclic (for FM) the ‘visited’ flag on each WiredIntSupplier must be reset for each sample.</text:span></text:p>
            <text:p><text:span text:style-name="T3"/></text:p>
          </draw:text-box>
        </draw:frame>
        <draw:frame draw:style-name="gr29" draw:text-style-name="P12" draw:layer="layout" svg:width="2.794cm" svg:height="1.304cm" svg:x="10.414cm" svg:y="2.506cm">
          <draw:text-box>
            <text:p><text:span text:style-name="T2">LFO</text:span><text:span text:style-name="T3"> output </text:span></text:p>
            <text:p><text:span text:style-name="T3">connected with </text:span></text:p>
            <text:p><text:span text:style-name="T2">OSC</text:span><text:span text:style-name="T3"> input</text:span></text:p>
          </draw:text-box>
        </draw:frame>
        <draw:frame draw:style-name="gr30" draw:text-style-name="P12" draw:layer="layout" svg:width="3.048cm" svg:height="1.655cm" svg:x="10.414cm" svg:y="8.348cm">
          <draw:text-box>
            <text:p><text:span text:style-name="T2">Junction</text:span><text:span text:style-name="T3"> output </text:span></text:p>
            <text:p><text:span text:style-name="T3">connected with </text:span></text:p>
            <text:p><text:span text:style-name="T2">Echo</text:span><text:span text:style-name="T3"> input</text:span></text:p>
          </draw:text-box>
        </draw:frame>
        <draw:frame draw:style-name="gr34" draw:text-style-name="P13" draw:layer="layout" svg:width="7.637cm" svg:height="1.016cm" svg:x="8.873cm" svg:y="0.762cm">
          <draw:text-box>
            <text:p><text:span text:style-name="T9">Ondes – close-up of Connections</text:span></text:p>
          </draw:text-box>
        </draw:frame>
        <draw:line draw:style-name="gr35" draw:text-style-name="P7" draw:layer="layout" svg:x1="10.16cm" svg:y1="2.032cm" svg:x2="10.16cm" svg:y2="13.208cm">
          <text:p/>
        </draw:lin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6" draw:text-style-name="P4" draw:layer="layout" svg:width="3.81cm" svg:height="2.896cm" svg:x="10.4cm" svg:y="6.816cm">
          <draw:text-box>
            <text:p><text:span text:style-name="T10"><text:s/></text:span><text:span text:style-name="T10">Voice </text:span><text:span text:style-name="T10"><text:tab/></text:span><text:span text:style-name="T10"> </text:span><text:span text:style-name="T11">→ <text:s text:c="4"/></text:span><text:span text:style-name="T12">Voice</text:span></text:p>
            <text:p><text:span text:style-name="T13"><text:s/></text:span><text:span text:style-name="T13">Channel</text:span><text:span text:style-name="T13"><text:tab/></text:span><text:span text:style-name="T13"> </text:span><text:span text:style-name="T11">→ <text:s text:c="4"/></text:span><text:span text:style-name="T12">Voice</text:span></text:p>
            <text:p><text:span text:style-name="T12"/></text:p>
            <text:p><text:span text:style-name="T13"/></text:p>
            <text:p><text:span text:style-name="T13"><text:s/></text:span><text:span text:style-name="T13">Voice </text:span><text:span text:style-name="T13"><text:tab/></text:span><text:span text:style-name="T13"> </text:span><text:span text:style-name="T11">→ <text:s text:c="3"/></text:span><text:span text:style-name="T13">Channel</text:span></text:p>
            <text:p><text:span text:style-name="T13">Channel <text:s/></text:span><text:span text:style-name="T11">→ <text:s text:c="3"/></text:span><text:span text:style-name="T13">Channel</text:span></text:p>
            <text:p><text:span text:style-name="T13"/></text:p>
          </draw:text-box>
        </draw:frame>
        <draw:custom-shape draw:style-name="gr37" draw:text-style-name="P15" draw:layer="layout" svg:width="1.538cm" svg:height="1.016cm" svg:x="12.432cm" svg:y="6.8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1.778cm" svg:height="0.935cm" svg:x="12.489cm" svg:y="8.436cm">
          <text:p/>
          <draw:enhanced-geometry svg:viewBox="0 0 21600 21600" draw:type="rectangle" draw:enhanced-path="M 0 0 L 21600 0 21600 21600 0 21600 0 0 Z N"/>
        </draw:custom-shape>
        <draw:frame draw:style-name="gr39" draw:text-style-name="P4" draw:layer="layout" svg:width="2.54cm" svg:height="1.016cm" svg:x="14.21cm" svg:y="6.858cm">
          <draw:text-box>
            <text:p><text:span text:style-name="T10">Input is kept in </text:span><text:span text:style-name="T14">Voice</text:span></text:p>
          </draw:text-box>
        </draw:frame>
        <draw:frame draw:style-name="gr39" draw:text-style-name="P4" draw:layer="layout" svg:width="2.54cm" svg:height="1.016cm" svg:x="14.21cm" svg:y="8.251cm">
          <draw:text-box>
            <text:p><text:span text:style-name="T10">Input is kept in </text:span><text:span text:style-name="T14">Channel</text:span></text:p>
          </draw:text-box>
        </draw:frame>
        <draw:custom-shape draw:style-name="gr40" draw:text-style-name="P16" draw:layer="layout" svg:width="3.684cm" svg:height="0.454cm" svg:x="10.583cm" svg:y="8.436cm">
          <text:p/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6.096cm" svg:height="2.501cm" svg:x="10.414cm" svg:y="3.595cm">
          <draw:text-box>
            <text:p><text:span text:style-name="T14">Voice </text:span><text:span text:style-name="T15">→</text:span><text:span text:style-name="T14"> Channel</text:span><text:span text:style-name="T10"> connections need to be disconnected on</text:span><text:span text:style-name="T14"> pause() </text:span><text:span text:style-name="T10">and reconnected on </text:span><text:span text:style-name="T14">resume().</text:span></text:p>
            <text:p><text:span text:style-name="T14"/></text:p>
            <text:p><text:span text:style-name="T10">The other combinations should be OK without requiring to be unplugged.</text:span></text:p>
          </draw:text-box>
        </draw:frame>
        <draw:custom-shape draw:style-name="gr42" draw:text-style-name="P17" draw:layer="layout" svg:width="7.112cm" svg:height="6.858cm" svg:x="9.906cm" svg:y="3.302cm">
          <text:p/>
          <draw:enhanced-geometry svg:viewBox="0 0 21600 21600" draw:type="rectangle" draw:enhanced-path="M 0 0 L 21600 0 21600 21600 0 21600 0 0 Z N"/>
        </draw:custom-shape>
        <draw:frame draw:style-name="gr43" draw:text-style-name="P4" draw:layer="layout" svg:width="6.858cm" svg:height="1.619cm" svg:x="17.018cm" svg:y="6.604cm">
          <draw:text-box>
            <text:p><text:span text:style-name="T10">Connections to a Voice-level component will be unused when the voice is inactive, so they can remain connected.</text:span></text:p>
          </draw:text-box>
        </draw:frame>
        <draw:frame draw:style-name="gr44" draw:text-style-name="P4" draw:layer="layout" svg:width="6.858cm" svg:height="1.778cm" svg:x="17.018cm" svg:y="8.128cm">
          <draw:text-box>
            <text:p><text:span text:style-name="T10">Channel-to-Channel connections only ever </text:span><text:span text:style-name="T14">resume()</text:span><text:span text:style-name="T10">. They do not </text:span><text:span text:style-name="T14">pause()</text:span><text:span text:style-name="T10">. 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5" draw:text-style-name="P12" xml:id="id18" draw:id="id18" draw:layer="layout" svg:width="6.858cm" svg:height="2.745cm" svg:x="7.874cm" svg:y="3.434cm">
          <draw:text-box>
            <text:p><text:span text:style-name="T3">Each </text:span><text:span text:style-name="T2">Voice</text:span><text:span text:style-name="T3"> has a single output in the form of a Junction, that all the sub-outputs of the Voice are inputs to. So, other than the channel-level components, the only output</text:span></text:p>
            <text:p><text:span text:style-name="T3"><text:s/></text:span><text:span text:style-name="T3">to disconnect on </text:span><text:span text:style-name="T2">pause() </text:span><text:span text:style-name="T6">and reconnect on </text:span><text:span text:style-name="T2">resume()</text:span><text:span text:style-name="T6"> is the Junction.</text:span></text:p>
          </draw:text-box>
        </draw:frame>
        <draw:frame draw:style-name="gr13" draw:text-style-name="P3" draw:layer="layout" svg:width="2.032cm" svg:height="0.602cm" svg:x="0.762cm" svg:y="2.032cm">
          <draw:text-box>
            <text:p><text:span text:style-name="T2">Voice</text:span></text:p>
          </draw:text-box>
        </draw:frame>
        <draw:custom-shape draw:style-name="gr46" draw:text-style-name="P2" draw:layer="layout" svg:width="5.334cm" svg:height="7.957cm" svg:x="1.016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937cm" svg:height="0.603cm" svg:x="3.651cm" svg:y="9.386cm">
          <draw:text-box>
            <text:p><text:span text:style-name="T3">reset()</text:span></text:p>
          </draw:text-box>
        </draw:frame>
        <draw:frame draw:style-name="gr47" draw:text-style-name="P6" xml:id="id16" draw:id="id16" draw:layer="layout" svg:width="1.27cm" svg:height="0.602cm" svg:x="1.778cm" svg:y="3.048cm">
          <draw:text-box>
            <text:p><text:span text:style-name="T3">OSC1</text:span></text:p>
          </draw:text-box>
        </draw:frame>
        <draw:frame draw:style-name="gr9" draw:text-style-name="P6" draw:layer="layout" svg:width="1.778cm" svg:height="0.953cm" svg:x="1.27cm" svg:y="7.924cm">
          <draw:text-box>
            <text:p><text:span text:style-name="T3">Channel inputs</text:span></text:p>
          </draw:text-box>
        </draw:frame>
        <draw:frame draw:style-name="gr9" draw:text-style-name="P6" draw:layer="layout" svg:width="1.778cm" svg:height="0.953cm" svg:x="1.27cm" svg:y="7.925cm">
          <draw:text-box>
            <text:p><text:span text:style-name="T3">Channel inputs</text:span></text:p>
          </draw:text-box>
        </draw:frame>
        <draw:frame draw:style-name="gr9" draw:text-style-name="P6" draw:layer="layout" svg:width="2.54cm" svg:height="0.953cm" svg:x="1.27cm" svg:y="9.036cm">
          <draw:text-box>
            <text:p><text:span text:style-name="T3">Wired int supplier pool</text:span></text:p>
          </draw:text-box>
        </draw:frame>
        <draw:frame draw:style-name="gr8" draw:text-style-name="P6" xml:id="id17" draw:id="id17" draw:layer="layout" svg:width="1.27cm" svg:height="1.016cm" svg:x="4.572cm" svg:y="4.298cm">
          <draw:text-box>
            <text:p><text:span text:style-name="T3">Junction</text:span></text:p>
          </draw:text-box>
        </draw:frame>
        <draw:connector draw:style-name="gr14" draw:text-style-name="P7" draw:layer="layout" svg:x1="3.048cm" svg:y1="3.349cm" svg:x2="4.572cm" svg:y2="4.806cm" draw:start-shape="id16" draw:start-glue-point="1" draw:end-shape="id17" draw:end-glue-point="3" svg:d="M3048 3349h762v1457h762" svg:viewBox="0 0 1525 1458">
          <text:p/>
        </draw:connector>
        <draw:connector draw:style-name="gr14" draw:text-style-name="P7" draw:layer="layout" svg:x1="5.842cm" svg:y1="4.806cm" svg:x2="7.874cm" svg:y2="4.806cm" draw:start-shape="id17" draw:start-glue-point="1" draw:end-shape="id18" draw:end-glue-point="3" svg:d="M5842 4806h2032" svg:viewBox="0 0 2033 1">
          <text:p/>
        </draw:connector>
        <draw:frame draw:style-name="gr47" draw:text-style-name="P6" xml:id="id19" draw:id="id19" draw:layer="layout" svg:width="1.27cm" svg:height="0.602cm" svg:x="1.778cm" svg:y="3.799cm">
          <draw:text-box>
            <text:p><text:span text:style-name="T3">OSC2</text:span></text:p>
          </draw:text-box>
        </draw:frame>
        <draw:frame draw:style-name="gr47" draw:text-style-name="P6" xml:id="id20" draw:id="id20" draw:layer="layout" svg:width="1.27cm" svg:height="0.602cm" svg:x="1.778cm" svg:y="4.655cm">
          <draw:text-box>
            <text:p><text:span text:style-name="T3">OSC3</text:span></text:p>
          </draw:text-box>
        </draw:frame>
        <draw:connector draw:style-name="gr14" draw:text-style-name="P7" draw:layer="layout" svg:x1="3.048cm" svg:y1="4.1cm" svg:x2="4.572cm" svg:y2="4.806cm" draw:start-shape="id19" draw:start-glue-point="1" draw:end-shape="id17" draw:end-glue-point="3" svg:d="M3048 4100h762v706h762" svg:viewBox="0 0 1525 707">
          <text:p/>
        </draw:connector>
        <draw:connector draw:style-name="gr14" draw:text-style-name="P7" draw:layer="layout" svg:x1="3.048cm" svg:y1="4.956cm" svg:x2="4.572cm" svg:y2="4.806cm" draw:start-shape="id20" draw:start-glue-point="1" draw:end-shape="id17" draw:end-glue-point="3" svg:d="M3048 4956h762v-150h762" svg:viewBox="0 0 1525 151">
          <text:p/>
        </draw:connector>
        <draw:frame draw:style-name="gr48" draw:text-style-name="P12" draw:layer="layout" svg:width="6.256cm" svg:height="0.988cm" svg:x="8.73cm" svg:y="1.552cm">
          <draw:text-box>
            <text:p><text:span text:style-name="T9">Ondes – Junction output</text:span></text:p>
          </draw:text-box>
        </draw:frame>
        <draw:frame draw:style-name="gr49" draw:text-style-name="P12" draw:layer="layout" svg:width="8.389cm" svg:height="5.165cm" svg:x="7.867cm" svg:y="6.179cm">
          <draw:text-box>
            <text:p><text:span text:style-name="T3">For output to </text:span><text:span text:style-name="T2">Channel</text:span><text:span text:style-name="T3">-context components, they connect to the actual “main” rather than back to the junction, because otherwise all of the Voice Junctions would get the output from all the other ones.</text:span></text:p>
            <text:p><text:span text:style-name="T3"/></text:p>
            <text:p><text:span text:style-name="T3">Channel-context components only ever </text:span><text:span text:style-name="T2">resume()</text:span><text:span text:style-name="T3">. They never </text:span><text:span text:style-name="T2">pause()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6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Garmond1" svg:font-family="Garmond"/>
    <style:font-face style:name="Calibri1" svg:font-family="Calibri" style:font-family-generic="swiss"/>
    <style:font-face style:name="Garmond" svg:font-family="Garmond" style:font-pitch="variable"/>
    <style:font-face style:name="Liberation Sans3" svg:font-family="'Liberation Sans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oisterBlack BT" svg:font-family="'CloisterBlack BT'" style:font-family-generic="script" style:font-pitch="variable"/>
    <style:font-face style:name="Liberation Sans1" svg:font-family="'Liberation San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7652413 </meta:initial-creator>
    <meta:creation-date>2020-07-11T15:34:16.844000000</meta:creation-date>
    <dc:date>2020-07-12T18:16:22.407000000</dc:date>
    <dc:creator>7652413 </dc:creator>
    <meta:editing-duration>PT3H41M13S</meta:editing-duration>
    <meta:editing-cycles>15</meta:editing-cycles>
    <meta:generator>LibreOffice/6.3.2.2$Windows_X86_64 LibreOffice_project/98b30e735bda24bc04ab42594c85f7fd8be07b9c</meta:generator>
    <meta:document-statistic meta:object-count="133"/>
  </office:meta>
</office:document-meta>
</file>